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rebuchet MS" svg:font-family="'Trebuchet M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Arial2" fo:language="sk" fo:country="SK"/>
    </style:style>
    <style:style style:name="P2" style:family="paragraph" style:parent-style-name="Text_20_body">
      <style:paragraph-properties fo:line-height="150%" fo:text-align="justify" style:justify-single-word="false"/>
      <style:text-properties style:font-name="Arial1" fo:font-size="12pt" fo:language="sk" fo:country="SK" style:font-size-asian="12pt" style:font-size-complex="12pt"/>
    </style:style>
    <style:style style:name="P3" style:family="paragraph" style:parent-style-name="Text_20_body">
      <style:paragraph-properties fo:text-align="justify" style:justify-single-word="false"/>
      <style:text-properties fo:language="sk" fo:country="SK"/>
    </style:style>
    <style:style style:name="P4" style:family="paragraph" style:parent-style-name="Text_20_body">
      <style:paragraph-properties fo:line-height="150%" fo:text-align="justify" style:justify-single-word="false"/>
      <style:text-properties fo:language="sk" fo:country="SK"/>
    </style:style>
    <style:style style:name="P5" style:family="paragraph" style:parent-style-name="Text_20_body">
      <style:paragraph-properties fo:margin-top="0.139in" fo:margin-bottom="0in" loext:contextual-spacing="false" fo:line-height="150%" fo:text-align="justify" style:justify-single-word="false" style:writing-mode="lr-tb"/>
      <style:text-properties fo:font-size="12pt" fo:language="sk" fo:country="SK" fo:font-weight="normal" officeooo:rsid="00244d11" officeooo:paragraph-rsid="00244d11" style:font-size-asian="10.5pt" style:font-weight-asian="normal" style:font-size-complex="12pt" style:font-weight-complex="normal"/>
    </style:style>
    <style:style style:name="P6"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2pt" fo:language="sk" fo:country="SK" fo:font-style="normal" style:text-underline-style="none" fo:font-weight="normal" officeooo:rsid="001b0650" officeooo:paragraph-rsid="001b0650" style:text-blinking="false" fo:background-color="transparent" style:font-size-asian="10.5pt" style:font-size-complex="12pt"/>
    </style:style>
    <style:style style:name="P7" style:family="paragraph" style:parent-style-name="Text_20_body">
      <loext:graphic-properties draw:fill="none" draw:fill-color="#ffffff"/>
      <style:paragraph-properties fo:margin-left="0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Arial" fo:font-size="12pt" fo:language="sk" fo:country="SK"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Arial" fo:font-size="12pt" fo:language="sk" fo:country="SK" fo:font-style="italic" style:text-underline-style="none" fo:font-weight="normal" officeooo:paragraph-rsid="00381d9a"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Arial" fo:font-size="12pt" fo:language="sk" fo:country="SK" fo:font-style="italic" style:text-underline-style="none" fo:font-weight="normal" officeooo:paragraph-rsid="00350357" style:text-blinking="false" fo:background-color="transparent" style:font-size-asian="12pt" style:font-size-complex="12pt"/>
    </style:style>
    <style:style style:name="P10" style:family="paragraph" style:parent-style-name="Text_20_body">
      <loext:graphic-properties draw:fill="none" draw:fill-color="#ffffff"/>
      <style:paragraph-properties fo:margin-left="0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Arial" fo:font-size="12pt" fo:language="sk" fo:country="SK" fo:font-style="italic" style:text-underline-style="none" fo:font-weight="normal" officeooo:paragraph-rsid="00387fdb" style:text-blinking="false" fo:background-color="transparent" style:font-size-asian="12pt" style:font-size-complex="12pt"/>
    </style:style>
    <style:style style:name="P11" style:family="paragraph" style:parent-style-name="Text_20_body" style:list-style-name="L8">
      <loext:graphic-properties draw:fill="none" draw:fill-color="#ffffff"/>
      <style:paragraph-properties fo:margin-left="0in" fo:margin-right="0in" fo:margin-top="0in" fo:margin-bottom="0in" loext:contextual-spacing="false" fo:line-height="138%" fo:text-align="justify" style:justify-single-word="false" fo:text-indent="0in" style:auto-text-indent="false" fo:background-color="transparent" style:writing-mode="lr-tb"/>
      <style:text-properties fo:font-size="12pt" fo:language="sk" fo:country="SK" fo:font-weight="normal" officeooo:rsid="00244d11" style:font-size-asian="10.5pt" style:font-weight-asian="normal" style:font-size-complex="12pt" style:font-weight-complex="normal"/>
    </style:style>
    <style:style style:name="P12" style:family="paragraph" style:parent-style-name="Text_20_body">
      <style:paragraph-properties fo:margin-left="0in" fo:margin-right="0in" fo:margin-top="0in" fo:margin-bottom="0.1665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2pt" fo:language="sk" fo:country="SK" fo:font-style="normal" style:text-underline-style="none" fo:font-weight="normal" style:text-blinking="false" fo:background-color="transparent" style:font-size-asian="10.5pt" style:font-size-complex="12pt"/>
    </style:style>
    <style:style style:name="P13" style:family="paragraph" style:parent-style-name="Text_20_body">
      <style:paragraph-properties fo:margin-left="0in" fo:margin-right="0in" fo:margin-top="0in" fo:margin-bottom="0.1665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2pt" fo:language="sk" fo:country="SK" fo:font-style="normal" style:text-underline-style="none" fo:font-weight="normal" officeooo:paragraph-rsid="00173ed4" style:text-blinking="false" fo:background-color="transparent" style:font-size-asian="10.5pt" style:font-size-complex="12pt"/>
    </style:style>
    <style:style style:name="P14" style:family="paragraph" style:parent-style-name="Text_20_body">
      <loext:graphic-properties draw:fill="none" draw:fill-color="#ffffff"/>
      <style:paragraph-properties fo:margin-left="0in" fo:margin-right="0in" fo:margin-top="0in" fo:margin-bottom="0.0083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Arial" fo:font-size="12pt" fo:language="sk" fo:country="SK" fo:font-style="normal" style:text-underline-style="none" fo:font-weight="normal" officeooo:paragraph-rsid="0038818e" style:text-blinking="false" fo:background-color="transparent" style:font-size-asian="12pt" style:font-size-complex="12pt"/>
    </style:style>
    <style:style style:name="P15" style:family="paragraph" style:parent-style-name="Text_20_body">
      <style:paragraph-properties fo:margin-top="0in" fo:margin-bottom="0.1665in" loext:contextual-spacing="false" fo:line-height="138%" fo:text-align="justify" style:justify-single-word="false" style:writing-mode="lr-tb"/>
      <style:text-properties fo:language="sk" fo:country="SK" fo:font-weight="normal"/>
    </style:style>
    <style:style style:name="P16" style:family="paragraph" style:parent-style-name="Text_20_body">
      <style:paragraph-properties fo:margin-top="0in" fo:margin-bottom="0.1665in" loext:contextual-spacing="false" fo:line-height="138%" fo:text-align="justify" style:justify-single-word="false" style:writing-mode="lr-tb"/>
      <style:text-properties fo:language="sk" fo:country="SK" officeooo:rsid="001ff3df" officeooo:paragraph-rsid="001ff3df"/>
    </style:style>
    <style:style style:name="P17" style:family="paragraph" style:parent-style-name="Text_20_body">
      <style:paragraph-properties fo:margin-top="0in" fo:margin-bottom="0.1665in" loext:contextual-spacing="false" fo:line-height="138%" fo:text-align="justify" style:justify-single-word="false" style:writing-mode="lr-tb"/>
      <style:text-properties fo:font-size="12pt" fo:language="sk" fo:country="SK" officeooo:paragraph-rsid="001100d5" style:font-size-asian="12pt" style:font-size-complex="12pt"/>
    </style:style>
    <style:style style:name="P18" style:family="paragraph" style:parent-style-name="Text_20_body">
      <style:paragraph-properties fo:margin-top="0in" fo:margin-bottom="0.1665in" loext:contextual-spacing="false" fo:line-height="138%" fo:text-align="justify" style:justify-single-word="false" style:writing-mode="lr-tb"/>
      <style:text-properties fo:font-size="12pt" fo:language="sk" fo:country="SK" officeooo:paragraph-rsid="00215055"/>
    </style:style>
    <style:style style:name="P19" style:family="paragraph" style:parent-style-name="Text_20_body">
      <style:paragraph-properties fo:margin-top="0in" fo:margin-bottom="0.139in" loext:contextual-spacing="false" fo:line-height="138%" fo:text-align="justify" style:justify-single-word="false" style:writing-mode="lr-tb"/>
      <style:text-properties fo:font-variant="normal" fo:text-transform="none" fo:color="#666666" style:text-line-through-style="none" style:text-line-through-type="none" style:font-name="Trebuchet MS" fo:font-size="12.75pt" fo:language="sk" fo:country="SK" fo:font-style="italic" style:text-underline-style="none" fo:font-weight="normal" officeooo:paragraph-rsid="001100d5" style:text-blinking="false" fo:background-color="transparent"/>
    </style:style>
    <style:style style:name="P20" style:family="paragraph" style:parent-style-name="Text_20_body">
      <style:paragraph-properties fo:margin-top="0in" fo:margin-bottom="0.0972in" loext:contextual-spacing="false" fo:line-height="150%" fo:text-align="justify" style:justify-single-word="false"/>
      <style:text-properties style:font-name="Arial2" fo:font-size="12pt" fo:language="sk" fo:country="SK" style:font-size-asian="12pt" style:font-size-complex="12pt"/>
    </style:style>
    <style:style style:name="P21" style:family="paragraph" style:parent-style-name="Heading_20_1">
      <style:paragraph-properties fo:text-align="justify" style:justify-single-word="false"/>
      <style:text-properties fo:language="sk" fo:country="SK" fo:font-weight="normal" style:font-weight-asian="normal" style:font-weight-complex="normal"/>
    </style:style>
    <style:style style:name="P22" style:family="paragraph" style:parent-style-name="Heading_20_1">
      <style:paragraph-properties fo:text-align="justify" style:justify-single-word="false"/>
      <style:text-properties style:font-name="Arial2" fo:language="sk" fo:country="SK" fo:font-weight="normal" style:font-weight-asian="normal" style:font-weight-complex="normal"/>
    </style:style>
    <style:style style:name="P23" style:family="paragraph" style:parent-style-name="Heading_20_1">
      <style:paragraph-properties fo:margin-top="0.139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rebuchet MS" fo:font-size="19.8999996185303pt" fo:language="sk" fo:country="SK" fo:font-style="normal" style:text-underline-style="none" fo:font-weight="normal" style:text-blinking="false" fo:background-color="transparent"/>
    </style:style>
    <style:style style:name="P24" style:family="paragraph" style:parent-style-name="Heading_20_1">
      <style:paragraph-properties fo:margin-top="0.139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rebuchet MS" fo:font-size="19.8999996185303pt" fo:language="sk" fo:country="SK" fo:font-style="normal" style:text-underline-style="none" fo:font-weight="normal" officeooo:rsid="00244d11" officeooo:paragraph-rsid="00244d11" style:text-blinking="false" fo:background-color="transparent" style:font-size-asian="10.5pt" style:font-weight-asian="normal" style:font-size-complex="12pt" style:font-weight-complex="normal"/>
    </style:style>
    <style:style style:name="P25" style:family="paragraph" style:parent-style-name="Heading_20_1">
      <style:paragraph-properties fo:margin-top="0.139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2" fo:font-size="19.8999996185303pt" fo:language="sk" fo:country="SK" fo:font-style="normal" style:text-underline-style="none" fo:font-weight="normal" officeooo:rsid="001ff3df" officeooo:paragraph-rsid="00244d11" style:text-blinking="false" fo:background-color="transparent"/>
    </style:style>
    <style:style style:name="P26" style:family="paragraph" style:parent-style-name="Heading_20_1">
      <style:paragraph-properties fo:margin-top="0.139in" fo:margin-bottom="0in" loext:contextual-spacing="false" fo:line-height="138%" fo:text-align="justify" style:justify-single-word="false" style:writing-mode="lr-tb"/>
      <style:text-properties fo:language="sk" fo:country="SK" officeooo:paragraph-rsid="00317b23"/>
    </style:style>
    <style:style style:name="P27" style:family="paragraph" style:parent-style-name="Heading_20_3">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rebuchet MS" fo:font-size="21pt" fo:language="sk" fo:country="SK" fo:font-style="normal" style:text-underline-style="none" fo:font-weight="normal" officeooo:paragraph-rsid="001100d5" style:text-blinking="false" fo:background-color="transparent"/>
    </style:style>
    <style:style style:name="P28" style:family="paragraph" style:parent-style-name="Heading_20_3">
      <style:paragraph-properties fo:margin-top="0.139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2" fo:font-size="19.8999996185303pt" fo:language="sk" fo:country="SK" fo:font-style="normal" style:text-underline-style="none" fo:font-weight="normal" officeooo:rsid="001ff3df" officeooo:paragraph-rsid="002577a5" style:text-blinking="false" fo:background-color="transparent"/>
    </style:style>
    <style:style style:name="P29" style:family="paragraph" style:parent-style-name="Normálny">
      <style:paragraph-properties fo:text-align="justify" style:justify-single-word="false"/>
      <style:text-properties fo:language="sk" fo:country="SK" officeooo:paragraph-rsid="00292fd2"/>
    </style:style>
    <style:style style:name="P30" style:family="paragraph" style:parent-style-name="Normálny">
      <style:paragraph-properties fo:margin-left="-0.5909in" fo:margin-right="-0.5874in" fo:text-align="justify" style:justify-single-word="false" fo:text-indent="0.5909in" style:auto-text-indent="false" fo:padding-left="0in" fo:padding-right="0in" fo:padding-top="0in" fo:padding-bottom="0.0138in" fo:border-left="none" fo:border-right="none" fo:border-top="none" fo:border-bottom="3pt solid #000000" style:shadow="none">
        <style:tab-stops/>
      </style:paragraph-properties>
      <style:text-properties fo:language="sk" fo:country="SK" officeooo:paragraph-rsid="00292fd2"/>
    </style:style>
    <style:style style:name="P31" style:family="paragraph" style:parent-style-name="Normálny">
      <style:paragraph-properties fo:text-align="justify" style:justify-single-word="false" fo:padding-left="0in" fo:padding-right="0in" fo:padding-top="0in" fo:padding-bottom="0.0138in" fo:border-left="none" fo:border-right="none" fo:border-top="none" fo:border-bottom="0.99pt solid #000000" style:shadow="none"/>
      <style:text-properties fo:language="sk" fo:country="SK" officeooo:paragraph-rsid="00292fd2"/>
    </style:style>
    <style:style style:name="P32" style:family="paragraph" style:parent-style-name="Normálny">
      <style:paragraph-properties fo:margin-top="0.139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2" fo:font-size="12pt" fo:language="sk" fo:country="SK" fo:font-style="normal" style:text-underline-style="none" fo:font-weight="normal" officeooo:rsid="00244d11" officeooo:paragraph-rsid="00292fd2" style:text-blinking="false" fo:background-color="transparent" style:font-size-asian="10.5pt" style:font-weight-asian="normal" style:font-size-complex="12pt" style:font-weight-complex="normal"/>
    </style:style>
    <style:style style:name="P33" style:family="paragraph" style:parent-style-name="Nadpis_20_1" style:master-page-name="MP0">
      <style:paragraph-properties fo:margin-left="-0.5909in" fo:margin-right="-0.5874in" fo:line-height="200%" fo:text-align="justify" style:justify-single-word="false" fo:text-indent="0in" style:auto-text-indent="false" style:page-number="auto" fo:break-before="page" fo:padding-left="0in" fo:padding-right="0in" fo:padding-top="0in" fo:padding-bottom="0.0138in" fo:border-left="none" fo:border-right="none" fo:border-top="none" fo:border-bottom="3pt solid #000000" style:shadow="none">
        <style:tab-stops/>
      </style:paragraph-properties>
      <style:text-properties style:use-window-font-color="true" fo:font-size="18pt" fo:language="sk" fo:country="SK" fo:font-weight="bold" officeooo:paragraph-rsid="00292fd2" style:font-size-asian="18pt" style:font-weight-asian="bold"/>
    </style:style>
    <style:style style:name="P34" style:family="paragraph" style:parent-style-name="Odsek_20_zoznamu" style:list-style-name="L1">
      <style:paragraph-properties fo:text-align="justify" style:justify-single-word="false"/>
      <style:text-properties fo:language="sk" fo:country="SK" officeooo:paragraph-rsid="00292fd2"/>
    </style:style>
    <style:style style:name="P35" style:family="paragraph" style:parent-style-name="Odsek_20_zoznamu">
      <style:paragraph-properties fo:margin-left="0in" fo:margin-right="0in" fo:text-align="justify" style:justify-single-word="false" fo:text-indent="0in" style:auto-text-indent="false" fo:padding-left="0in" fo:padding-right="0in" fo:padding-top="0in" fo:padding-bottom="0.0138in" fo:border-left="none" fo:border-right="none" fo:border-top="none" fo:border-bottom="0.99pt solid #000000" style:shadow="none">
        <style:tab-stops/>
      </style:paragraph-properties>
      <style:text-properties fo:language="sk" fo:country="SK" officeooo:paragraph-rsid="00292fd2"/>
    </style:style>
    <style:style style:name="T1" style:family="text">
      <style:text-properties fo:font-variant="normal" fo:text-transform="none" fo:color="#000000" style:text-line-through-style="none" style:text-line-through-type="none" style:font-name="Arial" fo:font-size="13.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07cf8b"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fo:font-weight="normal" officeooo:rsid="001100d5"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tyle="normal" style:text-underline-style="none" fo:font-weight="normal" officeooo:rsid="00215055"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fo:font-weight="normal" officeooo:rsid="00232a54"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tyle="normal" style:text-underline-style="none" fo:font-weight="normal" officeooo:rsid="0007cf8b"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 fo:font-size="12pt" fo:font-style="normal" style:text-underline-style="none" officeooo:rsid="0012e9aa" style:text-blinking="false" fo:background-color="transparent" loext:char-shading-value="0" style:font-size-asian="10.5pt" style:font-size-complex="12pt"/>
    </style:style>
    <style:style style:name="T12" style:family="text">
      <style:text-properties fo:font-variant="normal" fo:text-transform="none" fo:color="#000000" style:text-line-through-style="none" style:text-line-through-type="none" style:font-name="Arial" fo:font-size="12pt" fo:font-style="normal" style:text-underline-style="none" officeooo:rsid="00215055" style:text-blinking="false" fo:background-color="transparent" loext:char-shading-value="0" style:font-size-asian="10.5pt" style:font-size-complex="12pt"/>
    </style:style>
    <style:style style:name="T13" style:family="text">
      <style:text-properties fo:font-variant="normal" fo:text-transform="none" fo:color="#000000" style:text-line-through-style="none" style:text-line-through-type="none" style:font-name="Arial" fo:font-size="12pt" fo:font-style="normal" style:text-underline-style="none" officeooo:rsid="003a62c3" style:text-blinking="false" fo:background-color="transparent" loext:char-shading-value="0" style:font-size-asian="10.5pt" style:font-size-complex="12pt"/>
    </style:style>
    <style:style style:name="T14" style:family="text">
      <style:text-properties fo:font-variant="normal" fo:text-transform="none" fo:color="#000000" style:text-line-through-style="none" style:text-line-through-type="none" style:font-name="Arial" fo:font-size="12.3000001907349pt" fo:letter-spacing="normal" fo:font-style="normal" style:text-underline-style="none" fo:font-weight="normal" officeooo:rsid="00215055" style:text-blinking="false" fo:background-color="transparent" loext:char-shading-value="0"/>
    </style:style>
    <style:style style:name="T15" style:family="text">
      <style:text-properties fo:font-variant="normal" fo:text-transform="none" fo:color="#000000" style:text-line-through-style="none" style:text-line-through-type="none" style:font-name="Arial2"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2" fo:font-style="normal" style:text-underline-style="none" officeooo:rsid="001ff3df" style:text-blinking="false" fo:background-color="transparent" loext:char-shading-value="0"/>
    </style:style>
    <style:style style:name="T17" style:family="text">
      <style:text-properties fo:font-variant="normal" fo:text-transform="none" fo:color="#000000" style:text-line-through-style="none" style:text-line-through-type="none" style:font-name="Arial2" fo:font-style="normal" style:text-underline-style="none" officeooo:rsid="002bfec1" style:text-blinking="false" fo:background-color="transparent" loext:char-shading-value="0"/>
    </style:style>
    <style:style style:name="T18" style:family="text">
      <style:text-properties fo:font-variant="normal" fo:text-transform="none" fo:color="#000000" style:text-line-through-style="none" style:text-line-through-type="none" style:font-name="Arial2" fo:font-style="normal" style:text-underline-style="none" officeooo:rsid="00317b23" style:text-blinking="false" fo:background-color="transparent" loext:char-shading-value="0"/>
    </style:style>
    <style:style style:name="T19" style:family="text">
      <style:text-properties fo:font-variant="normal" fo:text-transform="none" fo:color="#000000" style:text-line-through-style="none" style:text-line-through-type="none" style:font-name="Trebuchet MS" fo:font-size="19.8999996185303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2d8c28" style:text-blinking="false" fo:background-color="transparent" loext:char-shading-value="0" style:font-style-asian="normal" style:font-style-complex="normal"/>
    </style:style>
    <style:style style:name="T21" style:family="text">
      <style:text-properties fo:font-variant="normal" fo:text-transform="none" fo:color="#000000" style:text-line-through-style="none" style:text-line-through-type="none" fo:font-style="normal" style:text-underline-style="none" fo:font-weight="normal" officeooo:rsid="002f291e" style:text-blinking="false" fo:background-color="transparent" loext:char-shading-value="0" style:font-style-asian="normal" style:font-style-complex="normal"/>
    </style:style>
    <style:style style:name="T22" style:family="text">
      <style:text-properties officeooo:rsid="001474a8"/>
    </style:style>
    <style:style style:name="T23" style:family="text">
      <style:text-properties officeooo:rsid="0017102a"/>
    </style:style>
    <style:style style:name="T24" style:family="text">
      <style:text-properties officeooo:rsid="00173ed4"/>
    </style:style>
    <style:style style:name="T25" style:family="text">
      <style:text-properties officeooo:rsid="001c2b09"/>
    </style:style>
    <style:style style:name="T26" style:family="text">
      <style:text-properties officeooo:rsid="001ff3df"/>
    </style:style>
    <style:style style:name="T27" style:family="text">
      <style:text-properties style:font-name="Arial2"/>
    </style:style>
    <style:style style:name="T28" style:family="text">
      <style:text-properties style:font-name="Arial2" officeooo:rsid="00215055"/>
    </style:style>
    <style:style style:name="T29" style:family="text">
      <style:text-properties style:font-name="Arial2" officeooo:rsid="0025ade2"/>
    </style:style>
    <style:style style:name="T30" style:family="text">
      <style:text-properties style:font-name="Arial2" officeooo:rsid="0026c613"/>
    </style:style>
    <style:style style:name="T31" style:family="text">
      <style:text-properties style:font-name="Arial2" fo:font-size="19.7999992370605pt" style:font-size-asian="19.7999992370605pt" style:font-size-complex="19.7999992370605pt"/>
    </style:style>
    <style:style style:name="T32" style:family="text">
      <style:text-properties style:font-name="Arial2" officeooo:rsid="002bfec1"/>
    </style:style>
    <style:style style:name="T33" style:family="text">
      <style:text-properties style:font-name="Arial2" officeooo:rsid="00317b23"/>
    </style:style>
    <style:style style:name="T34" style:family="text">
      <style:text-properties officeooo:rsid="002bfec1"/>
    </style:style>
    <style:style style:name="T35" style:family="text">
      <style:text-properties officeooo:rsid="00317b23"/>
    </style:style>
    <style:style style:name="T36" style:family="text">
      <style:text-properties officeooo:rsid="00322b6c"/>
    </style:style>
    <style:style style:name="T37" style:family="text">
      <style:text-properties fo:font-style="normal" officeooo:rsid="002d8c28" style:font-style-asian="normal" style:font-style-complex="normal"/>
    </style:style>
    <style:style style:name="T38" style:family="text">
      <style:text-properties fo:font-style="normal" officeooo:rsid="002f291e" style:font-style-asian="normal" style:font-style-complex="normal"/>
    </style:style>
    <style:style style:name="T39" style:family="text">
      <style:text-properties fo:font-style="normal" officeooo:rsid="00305c8d" style:font-style-asian="normal" style:font-style-complex="normal"/>
    </style:style>
    <style:style style:name="T40" style:family="text">
      <style:text-properties fo:font-style="normal" officeooo:rsid="00381d9a" style:font-style-asian="normal" style:font-style-complex="normal"/>
    </style:style>
    <style:style style:name="T41" style:family="text">
      <style:text-properties fo:font-style="normal" officeooo:rsid="00387fdb" style:font-style-asian="normal" style:font-style-complex="normal"/>
    </style:style>
    <style:style style:name="T42" style:family="text">
      <style:text-properties officeooo:rsid="00360d32"/>
    </style:style>
    <style:style style:name="T43" style:family="text">
      <style:text-properties officeooo:rsid="00387fdb"/>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3">Autoškola</text:h>
      <text:p text:style-name="P19">Projekt ITU, 2016Z</text:p>
      <text:p text:style-name="P17"><text:span text:style-name="T2">Číslo projektu</text:span><text:span text:style-name="T4">: </text:span><text:span text:style-name="T8">5</text:span></text:p>
      <text:p text:style-name="P17"><text:span text:style-name="T2">Číslo a název týmu</text:span><text:span text:style-name="T4">: </text:span><text:span text:style-name="T5">139</text:span><text:span text:style-name="T4">. </text:span><text:span text:style-name="T5">xtomas32</text:span></text:p>
      <text:p text:style-name="P17"><text:span text:style-name="T2">Autor</text:span><text:span text:style-name="T4">: </text:span><text:span text:style-name="T6">Adrián Tomašov </text:span><text:span text:style-name="T7">(xtomas32)</text:span></text:p>
      <text:p text:style-name="P18"><text:span text:style-name="T3">Další členové týmu</text:span><text:span text:style-name="T9">: </text:span><text:span text:style-name="T14">xbarna02</text:span><text:span text:style-name="T10">, xurban66</text:span></text:p>
      <text:p text:style-name="P17"><text:span text:style-name="T2">Termín řešení</text:span><text:span text:style-name="T4">: 19. 9. - 19. 12. 2016</text:span></text:p>
      <text:h text:style-name="P23" text:outline-level="1">Abstrakt </text:h>
      <text:p text:style-name="P15"><text:span text:style-name="T1"><text:tab/></text:span><text:span text:style-name="T11">Cieľom projektu je vytvoriť efekt</text:span><text:span text:style-name="T13">í</text:span><text:span text:style-name="T11">vnejšiu aplik</text:span><text:span text:style-name="T12">á</text:span><text:span text:style-name="T11">ciu pre výučbu nových motoristov, ktor</text:span><text:span text:style-name="T12">í</text:span><text:span text:style-name="T11"> sa nie len naučia správne testové odpovede, ktoré potrebujú k </text:span><text:span text:style-name="T12">ú</text:span><text:span text:style-name="T11">spešnému absolvovaniu sk</text:span><text:span text:style-name="T13">ú</text:span><text:span text:style-name="T11">šky, ale aj precvičia svoje zručnosti pri riešení križovatiek. Pre nových vodičov je často náročné riešiť komplexné križovatky, preto sa chcem</text:span><text:span text:style-name="T12">e</text:span><text:span text:style-name="T11"> zamerať na to, aby riešenie rôznyc</text:span><text:span text:style-name="T12">h</text:span><text:span text:style-name="T11"> križovatiek nebol žiadny problém. Pre</text:span><text:span text:style-name="T12">t</text:span><text:span text:style-name="T11">o sa v našej aplikácií bude dať zvoliť možnosť precvičovania menších oblastí testových otázok, napríklad spomínané križovatky, dopravné značenie a podobne. Aplikácia bude mať jedinečný vzhľad, aby sa užívateľ príjemne cítil pri učení. Ak zabezpečíme komfort už</text:span><text:span text:style-name="T12">í</text:span><text:span text:style-name="T11">vate</text:span><text:span text:style-name="T12">ľ</text:span><text:span text:style-name="T11">ského rozhrania, verím</text:span><text:span text:style-name="T12">e,</text:span><text:span text:style-name="T11"> že dosiahneme pozitívne výsledky.</text:span></text:p>
      <text:h text:style-name="P23" text:outline-level="1">Cílové požadavky na aplikaci a její rozhraní</text:h>
      <text:p text:style-name="P13"><text:tab/>Cie<text:span text:style-name="T24">ľom</text:span> našej aplikácie <text:span text:style-name="T24">je</text:span> vytvoriť pohodlné rozhranie medzi už<text:span text:style-name="T23">í</text:span>vateľom a látkou, ktorú sa má naučiť. Ak dosiahneme dostatoč<text:span text:style-name="T22">ne prehľadné a efektívne rozhranie</text:span>, u<text:span text:style-name="T22">ží</text:span>vateľ <text:span text:style-name="T22">bude lepšie chápať preberanú látku, čím by sme mohli dosiahnuť menšiu nehodovosť na cestách. Avšak naším hlavným cieľom je zefektívnenie prípravy na testy predovšetkým pre <text:s text:c="2"/>študentov autoškoly, ako aj pre kohokoľvek ľubovoľného veku, kto si bude chcieť precvičiť znalosti autoškoly a testových otázok. <text:s/>Zefektívnenie prípravy by malo viesť k zaisteniu väčšieho percenta úspešných žiakov v autoškole, ktorí budú lepšie a ľahšie integrovaní do sveta motorizmu.</text:span></text:p>
      <text:p text:style-name="P12"><text:tab/></text:p>
      <text:h text:style-name="P23" text:outline-level="1" text:is-list-header="true"><text:soft-page-break/>Studium cílové skupiny a případy použití</text:h>
      <text:p text:style-name="P6"><text:tab/>Aplikáciu tvoríme hlavne pre študentov autoškoly. Najväčšiu časť budu tvoriť mladí ľudia od 16 do 25 rokov. Táto skupina ľudí používa moderné technol<text:span text:style-name="T26">ó</text:span>gie v každodennom živote, <text:span text:style-name="T25">preto by nemali mať žiadny problém s ovládaním aplikácie. <text:s/>Aplikácia bude navrhnutá hlavne pre využívanie na PC alebo notebookoch, ale pozmeniť UI, aby bol vhodný aj pre telefón je jednou z možnosti. Mala by mať aj interakciu pre vstup z dotykového displeja, keďže je ním dnes väčšina zariadení vybavená. Jediným obmedzením je počet aktívnych tlačidiel, pretože chceme jednoduchú intuitívnu aplikáciu a nie komplikovaný software pre raketových inžinierov.</text:span></text:p>
      <text:p text:style-name="P6"/>
      <text:h text:style-name="P23" text:outline-level="1" text:is-list-header="true">Existující řešení</text:h>
      <text:p text:style-name="P16"><text:span text:style-name="T27"><text:tab/>Na internete je dnes mnoho online webových riešení. Sám som niektoré z nich používal. Vý</text:span><text:span text:style-name="T28">h</text:span><text:span text:style-name="T27">odou bolo, že testy boli a</text:span><text:span text:style-name="T28">k</text:span><text:span text:style-name="T27">tuálne a boli vyhodnotené ihneď po ukončení testu. <text:s/></text:span><text:span text:style-name="T28">Na druhej strane v</text:span><text:span text:style-name="T27">äčšine aplikácií chýbal</text:span><text:span text:style-name="T28">i</text:span><text:span text:style-name="T27"> rôzne funkcie ako napríklad test iba z niektorých tematických okruhov(dopravné značenie, predpisy, križovatky). Chýbal</text:span><text:span text:style-name="T28">a</text:span><text:span text:style-name="T27"> im napríklad aj </text:span><text:span text:style-name="T28">databáza starých výsledkov, pre porovnávanie zlepšenia skúseností užívateľa, </text:span><text:span text:style-name="T27">funkcia tlačenia testov a podobne. <text:s/>Preto by sme radi tieto funkcie implementovali do našej aplikácie.</text:span></text:p>
      <text:h text:style-name="P21" text:outline-level="1"><text:span text:style-name="T27"><text:s text:c="5"/></text:span><text:span text:style-name="T31">Návrh GUI</text:span></text:h>
      <text:p text:style-name="P20"><text:tab/>V našej implementácií riešenia ch<text:span text:style-name="T34">c</text:span>eme vytvoriť mnoho fu<text:span text:style-name="T34">n</text:span>kcií, ktoré budú prehľadné, aby sa užívateľ necítil zahltený a vedel plynulo použivať aplikáciu. Jednou z nich je aj náhodné generovanie testov podľa kategórie, nezávisle od testov, ktoré sú používané priamo na skúškach na získanie oprávnenia na vodičský preukaz. Tak isto si tým môže precvičiť znalosti o cestnej premávke. Ďalšou funk<text:span text:style-name="T34">c</text:span>iou je generovanie názorných obrázkových situácií križovatiek s následným vysvetlením pre hlbšie pochopenie. Podobná funkcia bude generovať aj obrázky značiek, s popisom ich významu. Nebude chýbať ani funkcia na vyhodnocovanie výsledkov a bude generovať štatistiky úspešností. Každá chybná odpoveď bude zachytená vo funkcii, ktorá si bude chybné odpovede ukladať a následne bude obsahovať ich opätovné vysvetlenia a kategórie z ktorej bola chybná odpoveď zachytená. Bude môcť generovať testy s otázkami, v ktorých mal už<text:span text:style-name="T35">í</text:span>vateľ najviac chýb. Väčšina z týchto funkcií sa bude zobrazovať užívateľovi pod click-able tlačítkom, ktoré vygeneruje test, križovatku, prípadne značku. Užívateľ si v štatistikách môže zobraziť koľko testov spravil úspešne, teda získal aspoň 50 <text:soft-page-break/>z 55 bodov. Nakoniec si už<text:span text:style-name="T35">í</text:span>vateľ bude môcť pustiť znovu a uvidí či sa v nich zlepšuje alebo nie.</text:p>
      <text:h text:style-name="P22" text:outline-level="1"><text:s text:c="4"/>Návrh a implementace back-endu</text:h>
      <text:p text:style-name="P1"><text:tab/>Použijeme SQL databázu, ktorá bude napojená na rozhranie pomocou mnohých funkcií. Databázu používame pretože bude pracovať s väčším počtom dát keď sa aplikáciu uvedie do funkčnosti. Aj keď pri testoch nebude plne využívaná. Back-ende bude pozostávať z Javascriptu – Node.js, prípadne PHP, ktoré budú komunikovať s MySQL. Ako API na komunikáciu s front-endu a back-endu využijeme JSON, nakoľko je to jednoduchšie ako pracovať s XML. Funkcia na generovanie testov pošle požiadavku do databáze na potrebné dáta a tie sa následne predajú front endu v polo-spracovanej forme pomocou JSON.</text:p>
      <text:h text:style-name="P28" text:outline-level="3"><text:s text:c="3"/>Návrh uživatelských testů</text:h>
      <text:p text:style-name="P16"><text:span text:style-name="T27"><text:tab/></text:span><text:span text:style-name="T29">Najvhodnejším spôsobom bude iteratívne testovanie. Budeme porovnávať rýchlosť odozvy na už</text:span><text:span text:style-name="T33">í</text:span><text:span text:style-name="T29">vateľské rozhranie u ľudí v rôznych vekových kategóriách. Ak budú výsledky porovnávania kladné, prípadne lep</text:span><text:span text:style-name="T32">š</text:span><text:span text:style-name="T29">ie ako predchádzajúce, vieme, že náš projekt napreduje správnym smerom. Ak nie, položíme testovacím subjektom množinu otázok, ktoré nám pomôžu naviesť projekt do cieľa. Už</text:span><text:span text:style-name="T33">í</text:span><text:span text:style-name="T29">vateľ je pokojný práve vtedy, keď dokáže pohodlne a hlavne rýchlo ovládať aplikáciu, takže by nemal dlho rozmýš</text:span><text:span text:style-name="T33">ľ</text:span><text:span text:style-name="T29">ať nad tým ako čo spraviť. Samozrejme aj rozhranie musí byť pekné, mal mot</text:span><text:span text:style-name="T32">i</text:span><text:span text:style-name="T29">váciu sa k aplikácií ešte niekedy vrátiť alebo ju aspoň doporučiť svojim známym. Preto medzi kľúčové prvky patrí napríklad mnoho animovaných obrázkov a podobne. </text:span><text:span text:style-name="T30">Vzorku už</text:span><text:span text:style-name="T33">í</text:span><text:span text:style-name="T30">vateľov budeme hľadať hlavne v autoškole. V neskoršíc</text:span><text:span text:style-name="T32">h</text:span><text:span text:style-name="T30"> fázach testovania by bolo vhodné požiadať autoškolu o spoluprácu na testovaní. Aj inštruktori v autoškole by nám s testovaním mohli pomôcť, pretože majú veľa rokov skúseností s vyučovaním. Už</text:span><text:span text:style-name="T33">í</text:span><text:span text:style-name="T30">vatelia sa budu pokúšať o základné ovládanie aplikácie. To pozostáva zo spustenia si testu, prezrieť si vý</text:span><text:span text:style-name="T32">s</text:span><text:span text:style-name="T30">ledky predchádzajúcich testov, <text:s/>orientácia v rozhraní a pod. K testom by malo byť ešte zahrnuté a vygenerovanie a pustenie si testu na základe zamerania(križovatky, značky), prípadne test z najčastejšie nesprávne zodpovedaných otázok.</text:span></text:p>
      <text:h text:style-name="P25" text:outline-level="1" text:is-list-header="true">Nástroje pro tvorbu GUI</text:h>
      <text:p text:style-name="P4"><text:span text:style-name="T16"><text:tab/>P</text:span><text:span text:style-name="T15">re náš projekt je najvhodnejšie použiť webové technológie, pretože sú dostupnejšie a univerzálnejšie ak sa zameriame na cross-platform aplikácie. Aplikácie sa nemusí inštalovať, stačí si otvoriť webový prehliadač a môžete používať aplikáciu. <text:s/></text:span><text:soft-page-break/><text:span text:style-name="T15">Nevýhodou sú staršie prehliadače, pretože nemusia podporovať najnovšie technológie, takže sa výsledná stránka nemusí zobraziť správne alebo podporovať všetky funkcie stránky. Vývoj webových stránok je jednoduchší s v porovnaní s vývojom kernelu. Na CSS3 použijeme bootstrap a na javascript použijeme podpornú knižnicu <text:s/>jQuery a iné. Tieto rozšírenia používame najmä pre rýchlejší a menej náročný agilný vývoj aplikácie. HTML5 prezentuje dáta samotné, ktoré následne CSS3 upraví do krajšej formy a javascript s pomocou jQuery v</text:span><text:span text:style-name="T17">y</text:span><text:span text:style-name="T15">tvoria animované rozhranie pre príjemnejší pocit už</text:span><text:span text:style-name="T18">í</text:span><text:span text:style-name="T15">vateľa.</text:span></text:p>
      <text:p text:style-name="P5"><text:span text:style-name="T15"/></text:p>
      <text:h text:style-name="P24" text:outline-level="1"><text:bookmark text:name="docs-internal-guid-d1ec6d9b-efa4-0b56-f66c-148329a5e401"/><text:span text:style-name="T27">Programování GUI</text:span></text:h>
      <text:p text:style-name="P7"><text:tab/><text:span text:style-name="T35">Našou hlavnou inšpiráciou pre UI bol nový windows 10, pretože ho používa prevažná väčšina obyvateľstva tejto planéty. Aj keď je naša implementácia aplikácie je web stránka, snažili sme ju vytvoriť aby pripomínala skôr aplikáciu ktorá beží v systéme. Preto sme zvolili, že bude celá aplikácia iba na jednej stránke a po zvolení príslušného okna sa zaostrenie okna presunulo do príslušného okna, aj keď to na vonkajší pohľad môže vyzerať, že sa stránka presunula na inú stránku.</text:span></text:p>
      <text:p text:style-name="P7"><text:tab/><text:span text:style-name="T36">Frameworky, ktoré sme použili patria dnes k základnej výbave výbave každej stránky. Sú to HTML, CSS3, ktoré nám rýchlo a ľahko pomohlo pripraviť stránku na testovanie a vytvorilo pekný farebný dizajn. Našou najsilnejšiu vlastnosťou bolo použitie Bootstrapu. To n8m pomohlo k aplikácií, ktorá pracuje rovnako dobre na smartfónoch a tabletoch ako aj na osobnom počítači. </text:span></text:p>
      <text:h text:style-name="P26" text:outline-level="1" text:is-list-header="true"><text:span text:style-name="T19">Uživatelské testy</text:span></text:h>
      <text:p text:style-name="P2"><text:tab/>Hlavnú skupinu ľudí, ktorú sme oslovili boli naši spolužiaci a kamaráti. Všetci z nich hodnotili naše UI relatívne priaznivo, až na pár výnimiek. Tie však boli opodstatnené a prerobili sme niektoré prvky nášho UI. Bol to konkrétne modul na prihlasovanie. Ľuďom sa nepozdávalo, že pri kliknutí na políčko prihlásiť vás stránka presunula na inú, ktorá nezapadalo do celkového návrhu. </text:p>
      <text:p text:style-name="P2"><text:tab/><text:span text:style-name="T42">Ďalej boli ešte negatívne ohlasy na prevedenie a vyhotovenie grafov. Na grafoch nebolo jasné, aké dáta zobrazujú. To zapríčinilo zmätenosť testerov a zároveň aj ich nespokojnosť.</text:span></text:p>
      <text:p text:style-name="P3"><text:span text:style-name="T20"><text:tab/></text:span><text:span text:style-name="T21"> </text:span></text:p>
      <text:h text:style-name="P23" text:outline-level="1" text:is-list-header="true"><text:soft-page-break/>Výsledky a závěr</text:h>
      <text:p text:style-name="P8"><text:span text:style-name="T38"><text:tab/>Prerobili sme teda modul na prihlasovanie do stredu hlavnej stránky a hodnotenia našej aplikácie sa zlepšili. </text:span><text:span text:style-name="T40">Teraz sa prihlásite pomocou okienka, ktoré sa objaví v strede hlavnej stránky. Upravili sme aj vyhodnocovanie grafov. Teraz sú grafy oveľa viac prehľadnejšie. Sú rozdelené do viacerých slidov, na ktorých sú grafy zrozumiteľne popísané.</text:span></text:p>
      <text:p text:style-name="P9"><text:tab/><text:span text:style-name="T37">P</text:span><text:span text:style-name="T38">o zhodnotení všetkých výsledkov testovania sme sa rozhodli prestať z fázou testovania</text:span><text:span text:style-name="T40"> a vývoja</text:span><text:span text:style-name="T38">, pretože sme dosiahli očakávané výsledky hodnotenia nášho UI a ak by sme pokračovali vo vývoji aj naďalej, mohli sme sa od </text:span><text:span text:style-name="T39">správneho riešenia vzdialiť.</text:span><text:span text:style-name="T38"> </text:span></text:p>
      <text:p text:style-name="P9"><text:span text:style-name="T38"/></text:p>
      <text:h text:style-name="P23" text:outline-level="1" text:is-list-header="true">Týmová spolupráce</text:h>
      <text:p text:style-name="P10"><text:tab/><text:span text:style-name="T41">Najväčšou výhodou práce v týme bolo paralelné vypracovávanie jednotlivých modulov aplikácie. Ako komunikačný kanál sme si zvolili Facebook, pretože sme na ňom boli dosť často aktívny, až na niektoré výnimky, <text:s/>a vedeli sme sa tam dohodnúť na rozdelení práce. </text:span></text:p>
      <text:p text:style-name="P10"><text:span text:style-name="T41"><text:tab/>Verzovací systém sme použili git a vďaka nemu sme si zdieľali aktuálne pozmenené súbory, čo nám dosť pomáhalo. <text:s/>A mimo to sme aj videli kto koľko pracuje.</text:span></text:p>
      <text:h text:style-name="P23" text:outline-level="1" text:is-list-header="true">Závěr</text:h>
      <text:p text:style-name="P14"><text:tab/><text:span text:style-name="T43">Na tomto projekte som zistil čo všetko je nevyhnutné pri vytváraní <text:s/>naozaj použiteľné UI. Mám väčšiu predstavu o tom, čo všetko musia zistiť SW analytici pri zisťovaní požiadaviek na produkt a hlavne <text:s/>aký dopad na projekt má chyba urobená počas analýzy. Vyskúšali sme si aj iný typ testovania. Do teraz som sa stretol len s unit testami a integračnými testami. </text:span></text:p>
      <text:p text:style-name="P14"><text:span text:style-name="T43"><text:tab/>Za najväčší úspech predkladám pekne spracovaná a funkčné UI, ktoré by sa mohlo v reálnom svete možno uchytiť. O to viac ma teší, že naša aplikácia mala kladné ohlasy medzi testovacími subjektami a niektorý by vraj aj používali počas štúdia v autoškole, ak by bola aplikácia nasadená do prevádzky.</text:span></text:p>
      <text:h text:style-name="P23" text:outline-level="1"/>
      <text:h text:style-name="P23" text:outline-level="1"/>
      <text:h text:style-name="P23" text:outline-level="1">Přílohy</text:h>
      <text:list xml:id="list3519806464363730133" text:style-name="L8">
        <text:list-header>
          <text:p text:style-name="P11"><text:span text:style-name="T15"/></text:p>
        </text:list-header>
      </text:list>
      <text:h text:style-name="P33" text:outline-level="1">Testovací protokol – Autoškola</text:h>
      <text:p text:style-name="P29"/>
      <text:p text:style-name="P29">Verzia aplikácie : ________<text:tab/><text:tab/><text:tab/><text:tab/><text:tab/><text:tab/><text:tab/>Dátum : ___________</text:p>
      <text:p text:style-name="P29">ID testera : _____________________________<text:tab/><text:tab/><text:tab/><text:tab/><text:tab/></text:p>
      <text:p text:style-name="P30"/>
      <text:p text:style-name="P29"/>
      <text:list xml:id="list5802148652790756207" text:style-name="L1">
        <text:list-item>
          <text:p text:style-name="P34">Ako dlho trvalo subjektu spustiť test typu B a ako naňho pôsobilo rozhranie ?</text:p>
        </text:list-item>
      </text:list>
      <text:p text:style-name="P31"/>
      <text:list xml:id="list1957432531879" text:continue-numbering="true" text:style-name="L1">
        <text:list-item>
          <text:p text:style-name="P34">Ako dlho mu trvalo vypracovať test a nerušili ho elementy pri jeho vypĺňaní ?</text:p>
        </text:list-item>
      </text:list>
      <text:p text:style-name="P31"/>
      <text:list xml:id="list1957009619477" text:continue-numbering="true" text:style-name="L1">
        <text:list-item>
          <text:p text:style-name="P34">Ako dlho mu trvalo nájsť rozhranie pre návrat k nesprávnej odpovedi <text:s/>?</text:p>
        </text:list-item>
      </text:list>
      <text:p text:style-name="P31"/>
      <text:list xml:id="list1957652270448" text:continue-numbering="true" text:style-name="L1">
        <text:list-item>
          <text:p text:style-name="P34">Ako zložitý mu prišiel tento test a nestratil sa v orientácií v GUI ?</text:p>
        </text:list-item>
      </text:list>
      <text:p text:style-name="P31"/>
      <text:list xml:id="list1957763001580" text:continue-numbering="true" text:style-name="L1">
        <text:list-item>
          <text:p text:style-name="P34">Ako sa mu páčil vzhľad štatistík a našiel všetky potrebné informácie, ktoré hľadal ?</text:p>
        </text:list-item>
      </text:list>
      <text:p text:style-name="P31"/>
      <text:list xml:id="list1957643458568" text:continue-numbering="true" text:style-name="L1">
        <text:list-item>
          <text:p text:style-name="P34">Ako sa mu páčil test s križovatkami a pomohli mu animácie pri rýchlosti vypĺňania ?</text:p>
        </text:list-item>
      </text:list>
      <text:p text:style-name="P31"/>
      <text:list xml:id="list1958978198247" text:continue-numbering="true" text:style-name="L1">
        <text:list-item>
          <text:p text:style-name="P34">Za ako dlho dokončil test so značkami a ako sa mu páčilo toto rozhranie ?</text:p>
        </text:list-item>
      </text:list>
      <text:p text:style-name="P31"/>
      <text:list xml:id="list1957539321206" text:continue-numbering="true" text:style-name="L1">
        <text:list-item>
          <text:p text:style-name="P34">Ako dlho hľadal v menu možnosť štatistík a našiel všetky požadované informácie ?</text:p>
        </text:list-item>
      </text:list>
      <text:p text:style-name="P31"/>
      <text:list xml:id="list1958305792738" text:continue-numbering="true" text:style-name="L1">
        <text:list-item>
          <text:p text:style-name="P34">Ako sa zmenila jeho úspešnosť na základe vygenerovaného testu podľa jeho znalostí ?</text:p>
        </text:list-item>
      </text:list>
      <text:p text:style-name="P31"/>
      <text:list xml:id="list1958628678098" text:continue-numbering="true" text:style-name="L1">
        <text:list-item>
          <text:p text:style-name="P34">Ako sa mu páčilo rozhranie na výber otázok z kategórii a vedel čo má robiť ?</text:p>
        </text:list-item>
      </text:list>
      <text:p text:style-name="P35"/>
      <text:p text:style-name="P29"/>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rebuchet MS" svg:font-family="'Trebuchet M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ormálny" style:family="paragraph">
      <style:paragraph-properties fo:hyphenation-ladder-count="no-limit"/>
      <style:text-properties fo:language="sk" fo:country="SK" fo:hyphenate="false" fo:hyphenation-remain-char-count="2" fo:hyphenation-push-char-count="2"/>
    </style:style>
    <style:style style:name="Nadpis_20_1" style:display-name="Nadpis 1" style:family="paragraph" style:parent-style-name="Normálny" style:next-style-name="Normálny" style:default-outline-level="1" style:list-style-name="">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style:style>
    <style:style style:name="Odsek_20_zoznamu" style:display-name="Odsek zoznamu" style:family="paragraph" style:parent-style-name="Normálny">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3pt solid #000000" fo:padding-top="0.1744in" fo:padding-bottom="0.3717in" fo:padding-left="0.5835in" fo:padding-right="0.5835in" style:shadow="#000000 0.0417in 0.0417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o </meta:initial-creator>
    <meta:creation-date>2016-10-09T18:20:42.461063057</meta:creation-date>
    <dc:date>2016-12-12T00:19:56.851211510</dc:date>
    <meta:editing-duration>PT56M8S</meta:editing-duration>
    <meta:editing-cycles>11</meta:editing-cycles>
    <meta:generator>LibreOffice/5.2.2.2$Linux_X86_64 LibreOffice_project/20m0$Build-2</meta:generator>
    <meta:document-statistic meta:table-count="0" meta:image-count="0" meta:object-count="0" meta:page-count="6" meta:paragraph-count="55" meta:word-count="1634" meta:character-count="10970" meta:non-whitespace-character-count="9333"/>
  </office:meta>
</office:document-meta>
</file>